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99b" officeooo:paragraph-rsid="00063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xt info</text:p>
      <text:p text:style-name="P1"/>
      <text:p text:style-name="P1">libreoffice do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14:30.277559126</meta:creation-date>
    <dc:date>2021-12-12T14:15:06.888860527</dc:date>
    <meta:editing-duration>PT36S</meta:editing-duration>
    <meta:editing-cycles>1</meta:editing-cycles>
    <meta:document-statistic meta:table-count="0" meta:image-count="0" meta:object-count="0" meta:page-count="1" meta:paragraph-count="2" meta:word-count="5" meta:character-count="30" meta:non-whitespace-character-count="27"/>
    <meta:generator>LibreOffice/7.2.1.2$Linux_X86_64 LibreOffice_project/20$Build-2</meta:generator>
  </office:meta>
</office:document-meta>
</file>